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en" fo:country="none"/>
    </style:style>
    <style:style style:name="P2" style:family="paragraph" style:parent-style-name="Standard">
      <style:text-properties fo:font-size="14pt" fo:language="en" fo:country="none" style:font-size-asian="14pt" style:font-size-complex="14pt"/>
    </style:style>
    <style:style style:name="P3" style:family="paragraph" style:parent-style-name="Standard">
      <style:text-properties fo:font-size="14pt" style:font-size-asian="14pt" style:font-size-complex="14pt"/>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style:font-size-asian="14pt"/>
    </style:style>
    <style:style style:name="T4" style:family="text">
      <style:text-properties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text:span text:style-name="T2">Mermaid. <text:line-break/><text:line-break/>When she floats is not dangerous. But when stopped, begins to twist his head in different directions, periodically sending out his eyes glow that paralyzes if the hero falls under the beam, two or three times. His movements are slowed down, it becomes more vulnerable. Thus, it is necessary to choose a time when the mermaid looks the other way and kill her. Average danger can harm afar. <text:line-break/><text:line-break/>Water flea. <text:line-break/><text:line-break/>Small nasty creature. Hiding in the weeds. Stick to the hero and if it does not destroy after a time it becomes red and hero quickly loses a life. You can kill him came to the plant, which produces from itself at different sides air bubbles/rings. That hero have <text:s/>to find and kick a special plant, it began to let these rings on the hero. <text:line-break/>Average danger. Harmful by direct contact. <text:line-break/><text:line-break/>Walking crab. I redraw it on another. Moves pretty quickly, biting his claws. Just kill. Average danger. <text:line-break/><text:line-break/><text:line-break/>Water Dragon. Very dangerous. Its appearance can be seen on the grid at the bottom of the cracks. <text:line-break/><text:line-break/></text:span><text:bookmark text:name="result_box1"/><text:span text:style-name="T2">Toothy fish. Pretty dangerous. Moves quickly. Bites. You can kill a few blows of the sword. If you do not kill one fish, soon can swim a few more of the same. After one or two blows with the sword fish can keep up with the hero and stop attacking and sail away to the other side. But if it float away then lead to even two of the same fish. Therefore, it is necessary to kill completely. <text:line-break/></text:span></text:p>
      <text:p text:style-name="P1"><text:span text:style-name="T2"><text:line-break/><text:line-break/>Jelly fish.</text:span></text:p>
      <text:p text:style-name="P2"><text:s/>Surround the hero. If you accumulate 5 jellyfish, they begin to periodically create an electric arc. On the third or fifth time the hero gets heavy damage. If the interval between discharges to kill one of them, then the chain break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jio </meta:initial-creator>
    <meta:creation-date>2014-10-26T17:56:42</meta:creation-date>
    <meta:document-statistic meta:table-count="0" meta:image-count="0" meta:object-count="0" meta:page-count="1" meta:paragraph-count="3" meta:word-count="298" meta:character-count="1646"/>
    <dc:date>2014-10-26T18:02:22</dc:date>
    <dc:creator>serjio </dc:creator>
    <meta:editing-duration>PT00H05M42S</meta:editing-duration>
    <meta:editing-cycles>1</meta:editing-cycles>
    <meta:generator>OpenOffice.org/3.2$Unix OpenOffice.org_project/320m18$Build-9502</meta:generator>
  </office:meta>
</office:document-meta>
</file>